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Minor (BB)</text:p>
          </table:table-cell>
          <table:table-cell table:style-name="Default" office:value-type="string" calcext:value-type="string">
            <text:p>Major (AA)</text:p>
          </table:table-cell>
          <table:table-cell table:style-name="Default" office:value-type="string" calcext:value-type="string">
            <text:p>Heterozygote (AB)</text:p>
          </table:table-cell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Beagle</text:p>
          </table:table-cell>
          <table:table-cell office:value-type="percentage" office:value="0.731393340800237" calcext:value-type="percentage">
            <text:p>73.14%</text:p>
          </table:table-cell>
          <table:table-cell office:value-type="percentage" office:value="0.142651948996981" calcext:value-type="percentage">
            <text:p>14.27%</text:p>
          </table:table-cell>
          <table:table-cell office:value-type="percentage" office:value="0.99372955811203" calcext:value-type="percentage">
            <text:p>99.37%</text:p>
          </table:table-cell>
          <table:table-cell table:style-name="ce1" office:value-type="percentage" office:value="0.207747251107304" calcext:value-type="percentage">
            <text:p>20.77%</text:p>
          </table:table-cell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Beagle (shuffle)</text:p>
          </table:table-cell>
          <table:table-cell office:value-type="percentage" office:value="0.663392408124216" calcext:value-type="percentage">
            <text:p>66.34%</text:p>
          </table:table-cell>
          <table:table-cell office:value-type="percentage" office:value="0.0131025662248855" calcext:value-type="percentage">
            <text:p>1.31%</text:p>
          </table:table-cell>
          <table:table-cell office:value-type="percentage" office:value="0.998765622461449" calcext:value-type="percentage">
            <text:p>99.88%</text:p>
          </table:table-cell>
          <table:table-cell table:style-name="ce1" office:value-type="percentage" office:value="0.00501376984603681" calcext:value-type="percentage">
            <text:p>0.50%</text:p>
          </table:table-cell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kNNI</text:p>
          </table:table-cell>
          <table:table-cell office:value-type="percentage" office:value="0.822046211553391" calcext:value-type="percentage">
            <text:p>82.20%</text:p>
          </table:table-cell>
          <table:table-cell office:value-type="percentage" office:value="0.146771030044584" calcext:value-type="percentage">
            <text:p>14.68%</text:p>
          </table:table-cell>
          <table:table-cell office:value-type="percentage" office:value="0.90817955777716" calcext:value-type="percentage">
            <text:p>90.82%</text:p>
          </table:table-cell>
          <table:table-cell table:style-name="ce1" office:value-type="percentage" office:value="0.660280870826884" calcext:value-type="percentage">
            <text:p>66.03%</text:p>
          </table:table-cell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MNI</text:p>
          </table:table-cell>
          <table:table-cell office:value-type="percentage" office:value="0.783813861694568" calcext:value-type="percentage">
            <text:p>78.3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86862369415762" calcext:value-type="percentage">
            <text:p>88.69%</text:p>
          </table:table-cell>
          <table:table-cell table:style-name="ce1" office:value-type="percentage" office:value="0.588791086023593" calcext:value-type="percentage">
            <text:p>58.88%</text:p>
          </table:table-cell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RFI </text:p>
          </table:table-cell>
          <table:table-cell office:value-type="percentage" office:value="0.795017084765202" calcext:value-type="percentage">
            <text:p>79.50%</text:p>
          </table:table-cell>
          <table:table-cell office:value-type="percentage" office:value="0.0000110229276895944" calcext:value-type="percentage">
            <text:p>0.00%</text:p>
          </table:table-cell>
          <table:table-cell office:value-type="percentage" office:value="0.890525862798816" calcext:value-type="percentage">
            <text:p>89.05%</text:p>
          </table:table-cell>
          <table:table-cell table:style-name="ce1" office:value-type="percentage" office:value="0.617537001525129" calcext:value-type="percentage">
            <text:p>61.75%</text:p>
          </table:table-cell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SVDI</text:p>
          </table:table-cell>
          <table:table-cell office:value-type="percentage" office:value="0.773577067055382" calcext:value-type="percentage">
            <text:p>77.36%</text:p>
          </table:table-cell>
          <table:table-cell office:value-type="percentage" office:value="0.0446621459113123" calcext:value-type="percentage">
            <text:p>4.47%</text:p>
          </table:table-cell>
          <table:table-cell office:value-type="percentage" office:value="0.858059697954525" calcext:value-type="percentage">
            <text:p>85.81%</text:p>
          </table:table-cell>
          <table:table-cell table:style-name="ce1" office:value-type="percentage" office:value="0.616724394130389" calcext:value-type="percentage">
            <text:p>61.67%</text:p>
          </table:table-cell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FILLIN</text:p>
          </table:table-cell>
          <table:table-cell table:number-columns-repeated="3" table:style-name="ce2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FILLIN (shuffle) </text:p>
          </table:table-cell>
          <table:table-cell table:number-columns-repeated="3" table:style-name="ce2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Beagle</text:p>
          </table:table-cell>
          <table:table-cell office:value-type="percentage" office:value="0.995801555989565" calcext:value-type="percentage">
            <text:p>99.58%</text:p>
          </table:table-cell>
          <table:table-cell office:value-type="percentage" office:value="0.975733042898587" calcext:value-type="percentage">
            <text:p>97.57%</text:p>
          </table:table-cell>
          <table:table-cell office:value-type="percentage" office:value="0.997988508147707" calcext:value-type="percentage">
            <text:p>99.80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Beagle (shuffle)</text:p>
          </table:table-cell>
          <table:table-cell office:value-type="percentage" office:value="0.934781671560295" calcext:value-type="percentage">
            <text:p>93.48%</text:p>
          </table:table-cell>
          <table:table-cell office:value-type="percentage" office:value="0.556354723488907" calcext:value-type="percentage">
            <text:p>55.64%</text:p>
          </table:table-cell>
          <table:table-cell office:value-type="percentage" office:value="0.976928931243478" calcext:value-type="percentage">
            <text:p>97.6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kNNI</text:p>
          </table:table-cell>
          <table:table-cell office:value-type="percentage" office:value="0.983032159057853" calcext:value-type="percentage">
            <text:p>98.30%</text:p>
          </table:table-cell>
          <table:table-cell office:value-type="percentage" office:value="0.897956013305413" calcext:value-type="percentage">
            <text:p>89.80%</text:p>
          </table:table-cell>
          <table:table-cell office:value-type="percentage" office:value="0.991855765330968" calcext:value-type="percentage">
            <text:p>99.1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MNI</text:p>
          </table:table-cell>
          <table:table-cell office:value-type="percentage" office:value="0.902050947002054" calcext:value-type="percentage">
            <text:p>90.21%</text:p>
          </table:table-cell>
          <table:table-cell office:value-type="percentage" office:value="0.00614914443171676" calcext:value-type="percentage">
            <text:p>0.61%</text:p>
          </table:table-cell>
          <table:table-cell office:value-type="percentage" office:value="0.9989" calcext:value-type="percentage">
            <text:p>99.8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RFI </text:p>
          </table:table-cell>
          <table:table-cell office:value-type="percentage" office:value="0.978599990329319" calcext:value-type="percentage">
            <text:p>97.86%</text:p>
          </table:table-cell>
          <table:table-cell office:value-type="percentage" office:value="0.846802702392666" calcext:value-type="percentage">
            <text:p>84.68%</text:p>
          </table:table-cell>
          <table:table-cell office:value-type="percentage" office:value="0.992792490048749" calcext:value-type="percentage">
            <text:p>99.2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VDI</text:p>
          </table:table-cell>
          <table:table-cell office:value-type="percentage" office:value="0.957379211592037" calcext:value-type="percentage">
            <text:p>95.74%</text:p>
          </table:table-cell>
          <table:table-cell office:value-type="percentage" office:value="0.709618473773396" calcext:value-type="percentage">
            <text:p>70.96%</text:p>
          </table:table-cell>
          <table:table-cell office:value-type="percentage" office:value="0.984043002910571" calcext:value-type="percentage">
            <text:p>98.40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_chrom</text:p>
          </table:table-cell>
          <table:table-cell office:value-type="string" calcext:value-type="string">
            <text:p>Beagle</text:p>
          </table:table-cell>
          <table:table-cell office:value-type="percentage" office:value="0.995759866497724" calcext:value-type="percentage">
            <text:p>99.58%</text:p>
          </table:table-cell>
          <table:table-cell office:value-type="percentage" office:value="0.975046417428344" calcext:value-type="percentage">
            <text:p>97.50%</text:p>
          </table:table-cell>
          <table:table-cell office:value-type="percentage" office:value="0.997976214989797" calcext:value-type="percentage">
            <text:p>99.80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_chrom</text:p>
          </table:table-cell>
          <table:table-cell office:value-type="string" calcext:value-type="string">
            <text:p>Beagle (shuffle)</text:p>
          </table:table-cell>
          <table:table-cell office:value-type="percentage" office:value="0.960940664905625" calcext:value-type="percentage">
            <text:p>96.09%</text:p>
          </table:table-cell>
          <table:table-cell office:value-type="percentage" office:value="0.747290903579461" calcext:value-type="percentage">
            <text:p>74.73%</text:p>
          </table:table-cell>
          <table:table-cell office:value-type="percentage" office:value="0.984195727066256" calcext:value-type="percentage">
            <text:p>98.42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_chrom</text:p>
          </table:table-cell>
          <table:table-cell office:value-type="string" calcext:value-type="string">
            <text:p>kNNI</text:p>
          </table:table-cell>
          <table:table-cell office:value-type="percentage" office:value="0.980984172055" calcext:value-type="percentage">
            <text:p>98.10%</text:p>
          </table:table-cell>
          <table:table-cell office:value-type="percentage" office:value="0.891166745889926" calcext:value-type="percentage">
            <text:p>89.12%</text:p>
          </table:table-cell>
          <table:table-cell office:value-type="percentage" office:value="0.990382493421475" calcext:value-type="percentage">
            <text:p>99.04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_chrom</text:p>
          </table:table-cell>
          <table:table-cell office:value-type="string" calcext:value-type="string">
            <text:p>MNI</text:p>
          </table:table-cell>
          <table:table-cell office:value-type="percentage" office:value="0.901935350184643" calcext:value-type="percentage">
            <text:p>90.19%</text:p>
          </table:table-cell>
          <table:table-cell office:value-type="percentage" office:value="0.0105822324467098" calcext:value-type="percentage">
            <text:p>1.06%</text:p>
          </table:table-cell>
          <table:table-cell office:value-type="percentage" office:value="0.99890303870426" calcext:value-type="percentage">
            <text:p>99.8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_chrom</text:p>
          </table:table-cell>
          <table:table-cell office:value-type="string" calcext:value-type="string">
            <text:p>RFI </text:p>
          </table:table-cell>
          <table:table-cell office:value-type="percentage" office:value="0.988090502407107" calcext:value-type="percentage">
            <text:p>98.81%</text:p>
          </table:table-cell>
          <table:table-cell office:value-type="percentage" office:value="0.915128239609473" calcext:value-type="percentage">
            <text:p>91.51%</text:p>
          </table:table-cell>
          <table:table-cell office:value-type="percentage" office:value="0.995769616812596" calcext:value-type="percentage">
            <text:p>99.5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_chrom</text:p>
          </table:table-cell>
          <table:table-cell office:value-type="string" calcext:value-type="string">
            <text:p>SVDI</text:p>
          </table:table-cell>
          <table:table-cell office:value-type="percentage" office:value="0.978109799827223" calcext:value-type="percentage">
            <text:p>97.81%</text:p>
          </table:table-cell>
          <table:table-cell office:value-type="percentage" office:value="0.856414005897881" calcext:value-type="percentage">
            <text:p>85.64%</text:p>
          </table:table-cell>
          <table:table-cell office:value-type="percentage" office:value="0.991110455970246" calcext:value-type="percentage">
            <text:p>99.11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_chrom</text:p>
          </table:table-cell>
          <table:table-cell office:value-type="string" calcext:value-type="string">
            <text:p>FILLIN</text:p>
          </table:table-cell>
          <table:table-cell office:value-type="percentage" office:value="0.869569193613477" calcext:value-type="percentage">
            <text:p>86.96%</text:p>
          </table:table-cell>
          <table:table-cell office:value-type="percentage" office:value="0.636241521602889" calcext:value-type="percentage">
            <text:p>63.62%</text:p>
          </table:table-cell>
          <table:table-cell office:value-type="percentage" office:value="0.901438640845676" calcext:value-type="percentage">
            <text:p>90.14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e_chrom</text:p>
          </table:table-cell>
          <table:table-cell office:value-type="string" calcext:value-type="string">
            <text:p>FILLIN (shuffle) </text:p>
          </table:table-cell>
          <table:table-cell office:value-type="percentage" office:value="0.821946511252295" calcext:value-type="percentage">
            <text:p>82.19%</text:p>
          </table:table-cell>
          <table:table-cell office:value-type="percentage" office:value="0.558616631963695" calcext:value-type="percentage">
            <text:p>55.86%</text:p>
          </table:table-cell>
          <table:table-cell office:value-type="percentage" office:value="0.858135213591365" calcext:value-type="percentage">
            <text:p>85.81%</text:p>
          </table:table-cell>
          <table:table-cell office:value-type="string" calcext:value-type="string">
            <text:p>-</text:p>
          </table:table-cell>
        </table:table-row>
      </table:table>
      <table:named-expressions/>
      <table:database-ranges>
        <table:database-range table:name="__Anonymous_Sheet_DB__0" table:target-range-address="Sheet1.A1:Sheet1.F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1T16:36:45.214857556</dc:date>
    <meta:generator>LibreOffice/4.2.8.2$Linux_X86_64 LibreOffice_project/420m0$Build-2</meta:generator>
    <meta:editing-duration>PT1M6S</meta:editing-duration>
    <meta:editing-cycles>2</meta:editing-cycles>
    <meta:document-statistic meta:table-count="1" meta:cell-count="138" meta:object-count="0"/>
  </office:meta>
</office:document-meta>
</file>